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style:writing-mode="lr-tb"/>
    </style:style>
    <style:style style:name="P3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3"/>
    <style:style style:name="P5" style:family="paragraph" style:parent-style-name="Preformatted_20_Text" style:list-style-name="L3">
      <style:paragraph-properties style:writing-mode="lr-tb"/>
    </style:style>
    <style:style style:name="P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style:writing-mode="lr-tb"/>
    </style:style>
    <style:style style:name="P9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Android Studio</text:span></text:h>
      <text:p text:style-name="Text_20_body">Android Studio es el entorno de desarrollo integrado (IDE) oficial para desarrollar aplicaciones Android. Aquí tienes lo básico:</text:p>
      <text:h text:style-name="Heading_20_3" text:outline-level="3">Estructura del proyecto Android:</text:h>
      <text:list text:style-name="L1">
        <text:list-item>
          <text:p text:style-name="P12"><text:span text:style-name="Strong_20_Emphasis">Carpeta </text:span><text:span text:style-name="Strong_20_Emphasis"><text:span text:style-name="Source_20_Text">app</text:span></text:span>:</text:p>
          <text:list>
            <text:list-item>
              <text:p text:style-name="P13"><text:span text:style-name="Strong_20_Emphasis"><text:span text:style-name="Source_20_Text">manifests</text:span></text:span>:</text:p>
              <text:list>
                <text:list-item>
                  <text:p text:style-name="P13">Contiene el archivo <text:span text:style-name="Source_20_Text">AndroidManifest.xml</text:span>, que define las actividades, permisos (como acceso a Internet) y configuraciones principales de la app.</text:p>
                </text:list-item>
              </text:list>
            </text:list-item>
            <text:list-item>
              <text:p text:style-name="P13"><text:span text:style-name="Strong_20_Emphasis"><text:span text:style-name="Source_20_Text">java</text:span></text:span>:</text:p>
              <text:list>
                <text:list-item>
                  <text:p text:style-name="P13">Contiene los archivos de código fuente en Kotlin o Java.</text:p>
                </text:list-item>
                <text:list-item>
                  <text:p text:style-name="P13">Carpeta típica: <text:span text:style-name="Source_20_Text">com.tuempresa.tuapp</text:span> (paquete principal).</text:p>
                </text:list-item>
              </text:list>
            </text:list-item>
            <text:list-item>
              <text:p text:style-name="P13"><text:span text:style-name="Strong_20_Emphasis"><text:span text:style-name="Source_20_Text">res</text:span></text:span>:</text:p>
              <text:list>
                <text:list-item>
                  <text:p text:style-name="P13"><text:span text:style-name="Strong_20_Emphasis"><text:span text:style-name="Source_20_Text">layout/</text:span></text:span>: Archivos XML para el diseño de las pantallas (UI).</text:p>
                </text:list-item>
                <text:list-item>
                  <text:p text:style-name="P13"><text:span text:style-name="Strong_20_Emphasis"><text:span text:style-name="Source_20_Text">drawable/</text:span></text:span>: Archivos de imágenes y recursos gráficos.</text:p>
                </text:list-item>
                <text:list-item>
                  <text:p text:style-name="P13"><text:span text:style-name="Strong_20_Emphasis"><text:span text:style-name="Source_20_Text">values/</text:span></text:span>: Define recursos como colores (<text:span text:style-name="Source_20_Text">colors.xml</text:span>), cadenas (<text:span text:style-name="Source_20_Text">strings.xml</text:span>), estilos, etc.</text:p>
                </text:list-item>
              </text:list>
            </text:list-item>
          </text:list>
        </text:list-item>
        <text:list-item>
          <text:p text:style-name="P12"><text:span text:style-name="Strong_20_Emphasis">Gradle Scripts</text:span>:</text:p>
          <text:list>
            <text:list-item>
              <text:p text:style-name="P13"><text:span text:style-name="Strong_20_Emphasis"><text:span text:style-name="Source_20_Text">build.gradle (Module: app)</text:span></text:span>:</text:p>
              <text:list>
                <text:list-item>
                  <text:p text:style-name="P13">Aquí defines las dependencias, como Retrofit, OkHttp, etc.</text:p>
                </text:list-item>
              </text:list>
            </text:list-item>
            <text:list-item>
              <text:p text:style-name="P13"><text:span text:style-name="Strong_20_Emphasis"><text:span text:style-name="Source_20_Text">build.gradle (Project)</text:span></text:span>:</text:p>
              <text:list>
                <text:list-item>
                  <text:p text:style-name="P12">Define configuraciones globales del proyecto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pan text:style-name="Strong_20_Emphasis">2. Kotlin y Java: bases esenciales</text:span></text:h>
      <text:h text:style-name="Heading_20_3" text:outline-level="3"><text:span text:style-name="Strong_20_Emphasis">Declaración de Variables</text:span></text:h>
      <text:list text:style-name="L2">
        <text:list-item>
          <text:p text:style-name="P14"><text:span text:style-name="Strong_20_Emphasis">Kotlin</text:span>:</text:p>
          <text:p text:style-name="P1">kotlin</text:p>
          <text:p text:style-name="P1">CopiarEditar</text:p>
          <text:p text:style-name="P2"><text:span text:style-name="Source_20_Text">var nombre: String = "Bitcoin" <text:s/>// Variable mutable</text:span></text:p>
          <text:p text:style-name="P3"><text:span text:style-name="Source_20_Text">val precio: Double = 29500.50 <text:s text:c="2"/>// Variable inmutable (como "final")</text:span></text:p>
          <text:list>
            <text:list-item>
              <text:p text:style-name="P15"><text:span text:style-name="Source_20_Text">var</text:span>: Puedes cambiar su valor.</text:p>
            </text:list-item>
            <text:list-item>
              <text:p text:style-name="P15"><text:span text:style-name="Source_20_Text">val</text:span>: Su valor es constante después de asignarlo.</text:p>
            </text:list-item>
          </text:list>
        </text:list-item>
        <text:list-item>
          <text:p text:style-name="P14"><text:span text:style-name="Strong_20_Emphasis">Java</text:span>:</text:p>
          <text:p text:style-name="P1">java</text:p>
          <text:p text:style-name="P1">CopiarEditar</text:p>
          <text:p text:style-name="P2"><text:span text:style-name="Source_20_Text">String nombre = "Bitcoin"; <text:s text:c="5"/>// Variable</text:span></text:p>
          <text:p text:style-name="P3"><text:span text:style-name="Source_20_Text">final double precio = 29500.50; // Constante</text:span></text:p>
        </text:list-item>
      </text:list>
      <text:h text:style-name="Heading_20_3" text:outline-level="3"><text:soft-page-break/><text:span text:style-name="Strong_20_Emphasis">Funciones</text:span></text:h>
      <text:list text:style-name="L3">
        <text:list-item>
          <text:p text:style-name="P16"><text:span text:style-name="Strong_20_Emphasis">Kotlin</text:span>:</text:p>
          <text:p text:style-name="P4">kotlin</text:p>
          <text:p text:style-name="P4">CopiarEditar</text:p>
          <text:p text:style-name="P5"><text:span text:style-name="Source_20_Text">fun calcularGanancia(inversion: Double, precioActual: Double): Double {</text:span></text:p>
          <text:p text:style-name="P5"><text:span text:style-name="Source_20_Text"><text:s text:c="4"/>return precioActual - inversion</text:span></text:p>
          <text:p text:style-name="P6"><text:span text:style-name="Source_20_Text">}</text:span></text:p>
        </text:list-item>
        <text:list-item>
          <text:p text:style-name="P16"><text:span text:style-name="Strong_20_Emphasis">Java</text:span>:</text:p>
          <text:p text:style-name="P4">java</text:p>
          <text:p text:style-name="P4">CopiarEditar</text:p>
          <text:p text:style-name="P5"><text:span text:style-name="Source_20_Text">public double calcularGanancia(double inversion, double precioActual) {</text:span></text:p>
          <text:p text:style-name="P5"><text:span text:style-name="Source_20_Text"><text:s text:c="4"/>return precioActual - inversion;</text:span></text:p>
          <text:p text:style-name="P6"><text:span text:style-name="Source_20_Text">}</text:span></text:p>
        </text:list-item>
      </text:list>
      <text:h text:style-name="Heading_20_3" text:outline-level="3"><text:span text:style-name="Strong_20_Emphasis">Clases</text:span></text:h>
      <text:list text:style-name="L4">
        <text:list-item>
          <text:p text:style-name="P17"><text:span text:style-name="Strong_20_Emphasis">Kotlin</text:span>:</text:p>
          <text:p text:style-name="P7">kotlin</text:p>
          <text:p text:style-name="P7">CopiarEditar</text:p>
          <text:p text:style-name="P8"><text:span text:style-name="Source_20_Text">class Usuario(val nombre: String, var balance: Double) {</text:span></text:p>
          <text:p text:style-name="P8"><text:span text:style-name="Source_20_Text"><text:s text:c="4"/>fun mostrarInfo() {</text:span></text:p>
          <text:p text:style-name="P8"><text:span text:style-name="Source_20_Text"><text:s text:c="8"/>println("Usuario: $nombre, Balance: $balance")</text:span></text:p>
          <text:p text:style-name="P8"><text:span text:style-name="Source_20_Text"><text:s text:c="4"/>}</text:span></text:p>
          <text:p text:style-name="P9"><text:span text:style-name="Source_20_Text">}</text:span></text:p>
        </text:list-item>
        <text:list-item>
          <text:p text:style-name="P17"><text:span text:style-name="Strong_20_Emphasis">Java</text:span>:</text:p>
          <text:p text:style-name="P7">java</text:p>
          <text:p text:style-name="P7">CopiarEditar</text:p>
          <text:p text:style-name="P8"><text:span text:style-name="Source_20_Text">public class Usuario {</text:span></text:p>
          <text:p text:style-name="P8"><text:span text:style-name="Source_20_Text"><text:s text:c="4"/>private String nombre;</text:span></text:p>
          <text:p text:style-name="P8"><text:span text:style-name="Source_20_Text"><text:s text:c="4"/>private double balance;</text:span></text:p>
          <text:p text:style-name="P8"/>
          <text:p text:style-name="P8"><text:span text:style-name="Source_20_Text"><text:s text:c="4"/>public Usuario(String nombre, double balance) {</text:span></text:p>
          <text:p text:style-name="P8"><text:span text:style-name="Source_20_Text"><text:s text:c="8"/>this.nombre = nombre;</text:span></text:p>
          <text:p text:style-name="P8"><text:span text:style-name="Source_20_Text"><text:s text:c="8"/>this.balance = balance;</text:span></text:p>
          <text:p text:style-name="P8"><text:span text:style-name="Source_20_Text"><text:s text:c="4"/>}</text:span></text:p>
          <text:p text:style-name="P8"/>
          <text:p text:style-name="P8"><text:span text:style-name="Source_20_Text"><text:s text:c="4"/>public void mostrarInfo() {</text:span></text:p>
          <text:p text:style-name="P8"><text:span text:style-name="Source_20_Text"><text:s text:c="8"/>System.out.println("Usuario: " + nombre + ", Balance: " + balance);</text:span></text:p>
          <text:p text:style-name="P8"><text:span text:style-name="Source_20_Text"><text:s text:c="4"/>}</text:span></text:p>
          <text:p text:style-name="P9"><text:span text:style-name="Source_20_Text">}</text:span></text:p>
        </text:list-item>
      </text:list>
      <text:p text:style-name="Horizontal_20_Line"/>
      <text:h text:style-name="Heading_20_2" text:outline-level="2"><text:span text:style-name="Strong_20_Emphasis">3. Estructura básica de una app Android</text:span></text:h>
      <text:h text:style-name="Heading_20_3" text:outline-level="3"><text:span text:style-name="Strong_20_Emphasis"><text:span text:style-name="Source_20_Text">MainActivity</text:span></text:span> (Entrada principal)</text:h>
      <text:p text:style-name="Text_20_body">Cada app tiene al menos una actividad principal, declarada en el archivo <text:span text:style-name="Source_20_Text">AndroidManifest.xml</text:span> como:</text:p>
      <text:p text:style-name="Preformatted_20_Text">xml</text:p>
      <text:p text:style-name="Preformatted_20_Text">CopiarEditar</text:p>
      <text:p text:style-name="P10"><text:soft-page-break/><text:span text:style-name="Source_20_Text">&lt;activity android:name=".MainActivity"&gt;</text:span></text:p>
      <text:p text:style-name="P10"><text:span text:style-name="Source_20_Text"><text:s text:c="4"/>&lt;intent-filter&gt;</text:span></text:p>
      <text:p text:style-name="P10"><text:span text:style-name="Source_20_Text"><text:s text:c="8"/>&lt;action android:name="android.intent.action.MAIN" /&gt;</text:span></text:p>
      <text:p text:style-name="P10"><text:span text:style-name="Source_20_Text"><text:s text:c="8"/>&lt;category android:name="android.intent.category.LAUNCHER" /&gt;</text:span></text:p>
      <text:p text:style-name="P10"><text:span text:style-name="Source_20_Text"><text:s text:c="4"/>&lt;/intent-filter&gt;</text:span></text:p>
      <text:p text:style-name="P11"><text:span text:style-name="Source_20_Text">&lt;/activity&gt;</text:span></text:p>
      <text:p text:style-name="Text_20_body">Ejemplo de actividad en Kotlin:</text:p>
      <text:p text:style-name="Preformatted_20_Text">kotlin</text:p>
      <text:p text:style-name="Preformatted_20_Text">CopiarEditar</text:p>
      <text:p text:style-name="P10"><text:span text:style-name="Source_20_Text">import android.os.Bundle</text:span></text:p>
      <text:p text:style-name="P10"><text:span text:style-name="Source_20_Text">import androidx.appcompat.app.AppCompatActivity</text:span></text:p>
      <text:p text:style-name="P10"/>
      <text:p text:style-name="P10"><text:span text:style-name="Source_20_Text">class MainActivity : AppCompatActivity() {</text:span></text:p>
      <text:p text:style-name="P10"><text:span text:style-name="Source_20_Text"><text:s text:c="4"/>override fun onCreate(savedInstanceState: Bundle?) {</text:span></text:p>
      <text:p text:style-name="P10"><text:span text:style-name="Source_20_Text"><text:s text:c="8"/>super.onCreate(savedInstanceState)</text:span></text:p>
      <text:p text:style-name="P10"><text:span text:style-name="Source_20_Text"><text:s text:c="8"/>setContentView(R.layout.activity_main) // Vincula la UI (XML) con esta actividad</text:span></text:p>
      <text:p text:style-name="P10"><text:span text:style-name="Source_20_Text"><text:s text:c="4"/>}</text:span></text:p>
      <text:p text:style-name="P11"><text:span text:style-name="Source_20_Text">}</text:span></text:p>
      <text:p text:style-name="Horizontal_20_Line"/>
      <text:h text:style-name="Heading_20_2" text:outline-level="2"><text:span text:style-name="Strong_20_Emphasis">4. Diseño de interfaces (UI)</text:span></text:h>
      <text:p text:style-name="Text_20_body">Los archivos XML en la carpeta <text:span text:style-name="Source_20_Text">res/layout</text:span> definen las interfaces de usuario.</text:p>
      <text:p text:style-name="Text_20_body">Ejemplo de diseño (<text:span text:style-name="Source_20_Text">activity_main.xml</text:span>):</text:p>
      <text:p text:style-name="Preformatted_20_Text">xml</text:p>
      <text:p text:style-name="Preformatted_20_Text">CopiarEditar</text:p>
      <text:p text:style-name="P10"><text:span text:style-name="Source_20_Text">&lt;LinearLayout xmlns:android="http://schemas.android.com/apk/res/android"</text:span></text:p>
      <text:p text:style-name="P10"><text:span text:style-name="Source_20_Text"><text:s text:c="4"/>android:layout_width="match_parent"</text:span></text:p>
      <text:p text:style-name="P10"><text:span text:style-name="Source_20_Text"><text:s text:c="4"/>android:layout_height="match_parent"</text:span></text:p>
      <text:p text:style-name="P10"><text:span text:style-name="Source_20_Text"><text:s text:c="4"/>android:orientation="vertical"&gt;</text:span></text:p>
      <text:p text:style-name="P10"/>
      <text:p text:style-name="P10"><text:span text:style-name="Source_20_Text"><text:s text:c="4"/>&lt;TextView</text:span></text:p>
      <text:p text:style-name="P10"><text:span text:style-name="Source_20_Text"><text:s text:c="8"/>android:id="@+id/tvNombre"</text:span></text:p>
      <text:p text:style-name="P10"><text:span text:style-name="Source_20_Text"><text:s text:c="8"/>android:layout_width="wrap_content"</text:span></text:p>
      <text:p text:style-name="P10"><text:span text:style-name="Source_20_Text"><text:s text:c="8"/>android:layout_height="wrap_content"</text:span></text:p>
      <text:p text:style-name="P10"><text:span text:style-name="Source_20_Text"><text:s text:c="8"/>android:text="Bienvenido a TradingApp" /&gt;</text:span></text:p>
      <text:p text:style-name="P10"/>
      <text:p text:style-name="P10"><text:span text:style-name="Source_20_Text"><text:s text:c="4"/>&lt;EditText</text:span></text:p>
      <text:p text:style-name="P10"><text:span text:style-name="Source_20_Text"><text:s text:c="8"/>android:id="@+id/etBalance"</text:span></text:p>
      <text:p text:style-name="P10"><text:span text:style-name="Source_20_Text"><text:s text:c="8"/>android:layout_width="match_parent"</text:span></text:p>
      <text:p text:style-name="P10"><text:span text:style-name="Source_20_Text"><text:s text:c="8"/>android:layout_height="wrap_content"</text:span></text:p>
      <text:p text:style-name="P10"><text:span text:style-name="Source_20_Text"><text:s text:c="8"/>android:hint="Introduce tu balance inicial" /&gt;</text:span></text:p>
      <text:p text:style-name="P10"/>
      <text:p text:style-name="P10"><text:span text:style-name="Source_20_Text"><text:s text:c="4"/>&lt;Button</text:span></text:p>
      <text:p text:style-name="P10"><text:span text:style-name="Source_20_Text"><text:s text:c="8"/>android:id="@+id/btnCalcular"</text:span></text:p>
      <text:p text:style-name="P10"><text:span text:style-name="Source_20_Text"><text:s text:c="8"/>android:layout_width="wrap_content"</text:span></text:p>
      <text:p text:style-name="P10"><text:span text:style-name="Source_20_Text"><text:s text:c="8"/>android:layout_height="wrap_content"</text:span></text:p>
      <text:p text:style-name="P10"><text:span text:style-name="Source_20_Text"><text:s text:c="8"/>android:text="Calcular" /&gt;</text:span></text:p>
      <text:p text:style-name="P11"><text:span text:style-name="Source_20_Text">&lt;/LinearLayout&gt;</text:span></text:p>
      <text:p text:style-name="Text_20_body">Para vincular elementos en el código:</text:p>
      <text:p text:style-name="Preformatted_20_Text">kotlin</text:p>
      <text:p text:style-name="Preformatted_20_Text">CopiarEditar</text:p>
      <text:p text:style-name="P10"><text:span text:style-name="Source_20_Text">val tvNombre = findViewById&lt;TextView&gt;(R.id.tvNombre)</text:span></text:p>
      <text:p text:style-name="P10"><text:span text:style-name="Source_20_Text">val etBalance = findViewById&lt;EditText&gt;(R.id.etBalance)</text:span></text:p>
      <text:p text:style-name="P10"><text:soft-page-break/><text:span text:style-name="Source_20_Text">val btnCalcular = findViewById&lt;Button&gt;(R.id.btnCalcular)</text:span></text:p>
      <text:p text:style-name="P10"/>
      <text:p text:style-name="P10"><text:span text:style-name="Source_20_Text">btnCalcular.setOnClickListener {</text:span></text:p>
      <text:p text:style-name="P10"><text:span text:style-name="Source_20_Text"><text:s text:c="4"/>val balance = etBalance.text.toString().toDouble()</text:span></text:p>
      <text:p text:style-name="P10"><text:span text:style-name="Source_20_Text"><text:s text:c="4"/>tvNombre.text = "Tu balance es $balance"</text:span></text:p>
      <text:p text:style-name="P11"><text:span text:style-name="Source_20_Text">}</text:span></text:p>
      <text:p text:style-name="Horizontal_20_Line"/>
      <text:h text:style-name="Heading_20_2" text:outline-level="2"><text:span text:style-name="Strong_20_Emphasis">5. Herramientas esenciales para tu app de trading</text:span></text:h>
      <text:h text:style-name="Heading_20_3" text:outline-level="3"><text:span text:style-name="Strong_20_Emphasis">Dependencias necesarias</text:span></text:h>
      <text:p text:style-name="Text_20_body">En el archivo <text:span text:style-name="Source_20_Text">build.gradle</text:span>, agrega estas bibliotecas:</text:p>
      <text:p text:style-name="Preformatted_20_Text">gradle</text:p>
      <text:p text:style-name="Preformatted_20_Text">CopiarEditar</text:p>
      <text:p text:style-name="P10"><text:span text:style-name="Source_20_Text">implementation "com.squareup.retrofit2:retrofit:2.9.0"</text:span></text:p>
      <text:p text:style-name="P10"><text:span text:style-name="Source_20_Text">implementation "com.squareup.retrofit2:converter-gson:2.9.0"</text:span></text:p>
      <text:p text:style-name="P11"><text:span text:style-name="Source_20_Text">implementation "com.squareup.okhttp3:logging-interceptor:4.9.3"</text:span></text:p>
      <text:h text:style-name="Heading_20_3" text:outline-level="3"><text:span text:style-name="Strong_20_Emphasis">Retrofit para conectar con una API</text:span></text:h>
      <text:p text:style-name="Text_20_body">Ejemplo de configuración:</text:p>
      <text:p text:style-name="Preformatted_20_Text">kotlin</text:p>
      <text:p text:style-name="Preformatted_20_Text">CopiarEditar</text:p>
      <text:p text:style-name="P10"><text:span text:style-name="Source_20_Text">import retrofit2.Retrofit</text:span></text:p>
      <text:p text:style-name="P10"><text:span text:style-name="Source_20_Text">import retrofit2.converter.gson.GsonConverterFactory</text:span></text:p>
      <text:p text:style-name="P10"/>
      <text:p text:style-name="P10"><text:span text:style-name="Source_20_Text">object ApiClient {</text:span></text:p>
      <text:p text:style-name="P10"><text:span text:style-name="Source_20_Text"><text:s text:c="4"/>private val retrofit = Retrofit.Builder()</text:span></text:p>
      <text:p text:style-name="P10"><text:span text:style-name="Source_20_Text"><text:s text:c="8"/>.baseUrl("https://api.tuapi.com/") // Cambia por tu URL base</text:span></text:p>
      <text:p text:style-name="P10"><text:span text:style-name="Source_20_Text"><text:s text:c="8"/>.addConverterFactory(GsonConverterFactory.create())</text:span></text:p>
      <text:p text:style-name="P10"><text:span text:style-name="Source_20_Text"><text:s text:c="8"/>.build()</text:span></text:p>
      <text:p text:style-name="P10"/>
      <text:p text:style-name="P10"><text:span text:style-name="Source_20_Text"><text:s text:c="4"/>val apiService: ApiService = retrofit.create(ApiService::class.java)</text:span></text:p>
      <text:p text:style-name="P11"><text:span text:style-name="Source_20_Text">}</text:span></text:p>
      <text:p text:style-name="Text_20_body">Crea una interfaz para las solicitudes:</text:p>
      <text:p text:style-name="Preformatted_20_Text">kotlin</text:p>
      <text:p text:style-name="Preformatted_20_Text">CopiarEditar</text:p>
      <text:p text:style-name="P10"><text:span text:style-name="Source_20_Text">import retrofit2.Call</text:span></text:p>
      <text:p text:style-name="P10"><text:span text:style-name="Source_20_Text">import retrofit2.http.GET</text:span></text:p>
      <text:p text:style-name="P10"><text:span text:style-name="Source_20_Text">import retrofit2.http.Query</text:span></text:p>
      <text:p text:style-name="P10"/>
      <text:p text:style-name="P10"><text:span text:style-name="Source_20_Text">interface ApiService {</text:span></text:p>
      <text:p text:style-name="P10"><text:span text:style-name="Source_20_Text"><text:s text:c="4"/>@GET("data")</text:span></text:p>
      <text:p text:style-name="P10"><text:span text:style-name="Source_20_Text"><text:s text:c="4"/>fun obtenerDatos(@Query("token") token: String): Call&lt;List&lt;TuModelo&gt;&gt;</text:span></text:p>
      <text:p text:style-name="P11"><text:span text:style-name="Source_20_Text">}</text:span></text:p>
      <text:p text:style-name="Horizontal_20_Line"/>
      <text:h text:style-name="Heading_20_2" text:outline-level="2"><text:span text:style-name="Strong_20_Emphasis">6. Ejemplo de flujo para app de trading</text:span></text:h>
      <text:list text:style-name="L5">
        <text:list-item>
          <text:p text:style-name="P18"><text:span text:style-name="Strong_20_Emphasis">Pantalla de inicio</text:span>:</text:p>
          <text:list>
            <text:list-item>
              <text:p text:style-name="P19">Formulario para ingresar el balance inicial.</text:p>
            </text:list-item>
            <text:list-item>
              <text:p text:style-name="P19"><text:soft-page-break/>Botón para consultar datos de la API.</text:p>
            </text:list-item>
          </text:list>
        </text:list-item>
        <text:list-item>
          <text:p text:style-name="P18"><text:span text:style-name="Strong_20_Emphasis">Pantalla de resultados</text:span>:</text:p>
          <text:list>
            <text:list-item>
              <text:p text:style-name="P19">Lista de instrumentos financieros (por ejemplo, pares de divisas o criptomonedas).</text:p>
            </text:list-item>
            <text:list-item>
              <text:p text:style-name="P19">Datos obtenidos desde la API (por ejemplo, precios en tiempo real).</text:p>
            </text:list-item>
          </text:list>
        </text:list-item>
        <text:list-item>
          <text:p text:style-name="P18"><text:span text:style-name="Strong_20_Emphasis">Extras</text:span>:</text:p>
          <text:list>
            <text:list-item>
              <text:p text:style-name="P19">Notificaciones para alertar cambios de precios.</text:p>
            </text:list-item>
            <text:list-item>
              <text:p text:style-name="P18">Gráficas (puedes usar bibliotecas como MPAndroidChart).</text:p>
            </text:list-item>
          </text:list>
        </text:list-item>
      </text:list>
      <text:p text:style-name="Horizontal_20_Line"/>
      <text:h text:style-name="Heading_20_2" text:outline-level="2"><text:span text:style-name="Strong_20_Emphasis">7. Consejos finales</text:span></text:h>
      <text:list text:style-name="L6">
        <text:list-item>
          <text:p text:style-name="P21"><text:span text:style-name="Strong_20_Emphasis">Mantén la UI simple y clara</text:span>: Usa diseños como <text:span text:style-name="Source_20_Text">ConstraintLayout</text:span> para pantallas más complejas.</text:p>
        </text:list-item>
        <text:list-item>
          <text:p text:style-name="P21"><text:span text:style-name="Strong_20_Emphasis">Utiliza ViewModel y LiveData</text:span>: Para separar la lógica del negocio de la interfaz.</text:p>
        </text:list-item>
        <text:list-item>
          <text:p text:style-name="P21"><text:span text:style-name="Strong_20_Emphasis">Maneja los errores</text:span>: Asegúrate de manejar correctamente las respuestas de la API, como errores 404 o problemas de red.</text:p>
        </text:list-item>
        <text:list-item>
          <text:p text:style-name="P20"><text:span text:style-name="Strong_20_Emphasis">Prueba tu app</text:span>: Usa emuladores o dispositivos físicos para probar en diferentes versiones de Android.</text:p>
        </text:list-item>
      </text:list>
      <text:p text:style-name="Text_20_body">¿Quieres que te ayude con alguna parte en particular, como gráficos o cómo manejar la API de trading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20:30:36.493000000</meta:creation-date>
    <dc:date>2025-01-23T22:53:19.363000000</dc:date>
    <meta:editing-duration>PT2H22M44S</meta:editing-duration>
    <meta:editing-cycles>1</meta:editing-cycles>
    <meta:generator>LibreOffice/7.5.5.2$Windows_X86_64 LibreOffice_project/ca8fe7424262805f223b9a2334bc7181abbcbf5e</meta:generator>
    <meta:document-statistic meta:table-count="0" meta:image-count="0" meta:object-count="0" meta:page-count="5" meta:paragraph-count="174" meta:word-count="726" meta:character-count="5988" meta:non-whitespace-character-count="5214"/>
  </office:meta>
</office:document-meta>
</file>